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9207" officeooo:paragraph-rsid="00019207"/>
    </style:style>
    <style:style style:name="P2" style:family="paragraph" style:parent-style-name="Standard">
      <style:text-properties officeooo:rsid="00033158" officeooo:paragraph-rsid="00033158"/>
    </style:style>
    <style:style style:name="P3" style:family="paragraph" style:parent-style-name="Standard">
      <style:text-properties officeooo:rsid="0006d163" officeooo:paragraph-rsid="0006d163"/>
    </style:style>
    <style:style style:name="P4" style:family="paragraph" style:parent-style-name="Standard">
      <style:text-properties officeooo:rsid="000a6fda" officeooo:paragraph-rsid="000b09b2"/>
    </style:style>
    <style:style style:name="P5" style:family="paragraph" style:parent-style-name="Standard">
      <style:text-properties fo:language="en" fo:country="US" officeooo:rsid="00199804" officeooo:paragraph-rsid="000d674d"/>
    </style:style>
    <style:style style:name="P6" style:family="paragraph" style:parent-style-name="Standard">
      <style:text-properties officeooo:rsid="00199804" officeooo:paragraph-rsid="000d674d"/>
    </style:style>
    <style:style style:name="P7" style:family="paragraph" style:parent-style-name="Standard">
      <style:text-properties fo:language="en" fo:country="US" officeooo:rsid="00199804" officeooo:paragraph-rsid="000d674d"/>
    </style:style>
    <style:style style:name="P8" style:family="paragraph" style:parent-style-name="Standard">
      <style:text-properties fo:language="en" fo:country="US" officeooo:rsid="000d7ef3" officeooo:paragraph-rsid="000d7ef3"/>
    </style:style>
    <style:style style:name="T1" style:family="text">
      <style:text-properties officeooo:rsid="0008b2fc"/>
    </style:style>
    <style:style style:name="T2" style:family="text">
      <style:text-properties officeooo:rsid="000b09b2"/>
    </style:style>
    <style:style style:name="T3" style:family="text">
      <style:text-properties style:font-name="sans-serif" fo:font-size="13.8000001907349pt"/>
    </style:style>
    <style:style style:name="T4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rivatives of Gaussian, truncated gaussians</text:p>
      <text:p text:style-name="P1">(spatial derivative, derivative with respect to roughness)</text:p>
      <text:p text:style-name="P1"/>
      <text:p text:style-name="P1"/>
      <text:p text:style-name="P2">QMC (e.g. Halton), antithetic (Sh<text:span text:style-name="T1">uang</text:span> paper)</text:p>
      <text:p text:style-name="P2"/>
      <text:p text:style-name="P2"><text:a xlink:type="simple" xlink:href="https://cs.dartmouth.edu/~wjarosz/publications/subr14error.html" text:style-name="Internet_20_link" text:visited-style-name="Visited_20_Internet_20_Link">https://cs.dartmouth.edu/~wjarosz/publications/subr14error.html</text:a></text:p>
      <text:p text:style-name="P3">(includes antithetic sampling)</text:p>
      <text:p text:style-name="P3"/>
      <text:p text:style-name="P4"><text:a xlink:type="simple" xlink:href="https://www.pbr-book.org/3ed-2018/Sampling_and_Reconstruction" text:style-name="Internet_20_link" text:visited-style-name="Visited_20_Internet_20_Link">https://www.pbr-book.org/3ed-2018/Sampling_and_Reconstruction</text:a></text:p>
      <text:p text:style-name="P4"><text:span text:style-name="T2">(</text:span>book to learn about QMC<text:span text:style-name="T2">)</text:span></text:p>
      <text:p text:style-name="P4"/>
      <text:p text:style-name="P4"/>
      <text:p text:style-name="P4"/>
      <text:p text:style-name="P4"/>
      <text:p text:style-name="P6"><text:a xlink:type="simple" xlink:href="https://dl.acm.org/doi/pdf/10.1145/237170.237265" text:style-name="Internet_20_link" text:visited-style-name="Visited_20_Internet_20_Link"><text:span text:style-name="T4">https://dl.acm.org/doi/pdf/10.1145/237170.237265</text:span></text:a></text:p>
      <text:p text:style-name="P5"/>
      <text:p text:style-name="P5"><text:span text:style-name="T3">Consequences Of Stratified Sampling In Graphics</text:span> </text:p>
      <text:p text:style-name="P5"/>
      <text:p text:style-name="P5"/>
      <text:p text:style-name="P8">For intro to vision:</text:p>
      <text:p text:style-name="P8">https://fpcv.cs.columbia.edu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9T12:52:55.245000000</meta:creation-date>
    <dc:date>2021-06-29T16:20:05.148000000</dc:date>
    <meta:editing-duration>PT9M36S</meta:editing-duration>
    <meta:editing-cycles>10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1" meta:word-count="40" meta:character-count="470" meta:non-whitespace-character-count="440"/>
  </office:meta>
</office:document-meta>
</file>